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1000000E1819C20F282DDD4F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953cm" svg:height="5.953cm" draw:z-index="0"><draw:image xlink:href="Pictures/10000000000000E1000000E1819C20F282DDD4FF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08:58:31.660158387</meta:creation-date>
    <dc:date>2019-09-18T08:59:03.160651266</dc:date>
    <meta:editing-duration>PT3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